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404cm" table:align="left"/>
    </style:style>
    <style:style style:name="Tableau1.A" style:family="table-column">
      <style:table-column-properties style:column-width="16.404cm"/>
    </style:style>
    <style:style style:name="Tableau1.A1" style:family="table-cell">
      <style:table-cell-properties style:vertical-align="middle" fo:padding="0.185cm" fo:border="0.05pt solid #000000"/>
    </style:style>
    <style:style style:name="Tableau2" style:family="table">
      <style:table-properties style:width="16.404cm" table:align="left"/>
    </style:style>
    <style:style style:name="Tableau2.A" style:family="table-column">
      <style:table-column-properties style:column-width="16.404cm"/>
    </style:style>
    <style:style style:name="Tableau2.A1" style:family="table-cell">
      <style:table-cell-properties style:vertical-align="middle" fo:padding="0.185cm" fo:border="0.05pt solid #000000"/>
    </style:style>
    <style:style style:name="Tableau3" style:family="table">
      <style:table-properties style:width="16.404cm" table:align="left"/>
    </style:style>
    <style:style style:name="Tableau3.A" style:family="table-column">
      <style:table-column-properties style:column-width="16.404cm"/>
    </style:style>
    <style:style style:name="Tableau3.A1" style:family="table-cell">
      <style:table-cell-properties style:vertical-align="middle" fo:padding="0.185cm" fo:border="0.05pt solid #000000"/>
    </style:style>
    <style:style style:name="Tableau4" style:family="table">
      <style:table-properties style:width="16.404cm" table:align="left"/>
    </style:style>
    <style:style style:name="Tableau4.A" style:family="table-column">
      <style:table-column-properties style:column-width="16.404cm"/>
    </style:style>
    <style:style style:name="Tableau4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7d9f6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98c40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17d9f6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198c40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98c40" officeooo:paragraph-rsid="00198c40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4dbf04" officeooo:paragraph-rsid="004dbf04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573f45" officeooo:paragraph-rsid="00573f45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91de29" officeooo:paragraph-rsid="0091de29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b248ee" officeooo:paragraph-rsid="00b248ee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2065d2" officeooo:paragraph-rsid="0074f065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2065d2" officeooo:paragraph-rsid="0075e23a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2065d2" officeooo:paragraph-rsid="007b5789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54cd8e" officeooo:paragraph-rsid="005ae840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54cd8e" officeooo:paragraph-rsid="005d8be7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72ff04" officeooo:paragraph-rsid="0072ff04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72ff04" officeooo:paragraph-rsid="0074f065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78aec3" officeooo:paragraph-rsid="0078aec3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7a7412" officeooo:paragraph-rsid="007a7412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9dd787" officeooo:paragraph-rsid="009dd787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ca5c37" officeooo:paragraph-rsid="00ca5c37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273be7" officeooo:paragraph-rsid="005c3156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caf6d3" officeooo:paragraph-rsid="00caf6d3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ccc742" officeooo:paragraph-rsid="00ccc742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cf5cbd" officeooo:paragraph-rsid="00cf5cbd" style:text-blinking="false" fo:background-color="transparent"/>
    </style:style>
    <style:style style:name="P27" style:family="paragraph" style:parent-style-name="Preformatted_20_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9dd787" officeooo:paragraph-rsid="00ad48fd" style:text-blinking="false" fo:background-color="transparent"/>
    </style:style>
    <style:style style:name="P28" style:family="paragraph" style:parent-style-name="Text_20_body">
      <style:text-properties officeooo:paragraph-rsid="0017d9f6"/>
    </style:style>
    <style:style style:name="P29" style:family="paragraph" style:parent-style-name="Standard">
      <style:text-properties officeooo:rsid="00d08e3e" officeooo:paragraph-rsid="00d08e3e"/>
    </style:style>
    <style:style style:name="P30" style:family="paragraph" style:parent-style-name="Standard">
      <style:text-properties officeooo:rsid="00d08e3e" officeooo:paragraph-rsid="00d2e5b9"/>
    </style:style>
    <style:style style:name="P31" style:family="paragraph" style:parent-style-name="Standard">
      <style:text-properties officeooo:paragraph-rsid="00d08e3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08e3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2e5b9"/>
    </style:style>
    <style:style style:name="P35" style:family="paragraph" style:parent-style-name="Text_20_body">
      <style:text-properties officeooo:paragraph-rsid="00198c40"/>
    </style:style>
    <style:style style:name="P36" style:family="paragraph" style:parent-style-name="Text_20_body">
      <style:text-properties officeooo:rsid="00d08e3e" officeooo:paragraph-rsid="00d08e3e"/>
    </style:style>
    <style:style style:name="P37" style:family="paragraph" style:parent-style-name="Text_20_body">
      <style:text-properties officeooo:paragraph-rsid="00d08e3e"/>
    </style:style>
    <style:style style:name="P38" style:family="paragraph" style:parent-style-name="Text_20_body">
      <style:text-properties officeooo:rsid="00d3f56e" officeooo:paragraph-rsid="00d3f56e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17d9f6" style:text-blinking="false" fo:background-color="transparent"/>
    </style:style>
    <style:style style:name="T1" style:family="text">
      <style:text-properties officeooo:rsid="001b560f"/>
    </style:style>
    <style:style style:name="T2" style:family="text">
      <style:text-properties officeooo:rsid="003345c0"/>
    </style:style>
    <style:style style:name="T3" style:family="text">
      <style:text-properties officeooo:rsid="0052cfc7"/>
    </style:style>
    <style:style style:name="T4" style:family="text">
      <style:text-properties officeooo:rsid="00543329"/>
    </style:style>
    <style:style style:name="T5" style:family="text">
      <style:text-properties officeooo:rsid="007359f8"/>
    </style:style>
    <style:style style:name="T6" style:family="text">
      <style:text-properties officeooo:rsid="0074f065"/>
    </style:style>
    <style:style style:name="T7" style:family="text">
      <style:text-properties officeooo:rsid="0077d0e0"/>
    </style:style>
    <style:style style:name="T8" style:family="text">
      <style:text-properties officeooo:rsid="007a7412"/>
    </style:style>
    <style:style style:name="T9" style:family="text">
      <style:text-properties officeooo:rsid="007ec40d"/>
    </style:style>
    <style:style style:name="T10" style:family="text">
      <style:text-properties officeooo:rsid="00836486"/>
    </style:style>
    <style:style style:name="T11" style:family="text">
      <style:text-properties officeooo:rsid="0088ee21"/>
    </style:style>
    <style:style style:name="T12" style:family="text">
      <style:text-properties officeooo:rsid="008a9e1c"/>
    </style:style>
    <style:style style:name="T13" style:family="text">
      <style:text-properties officeooo:rsid="0094a9a0"/>
    </style:style>
    <style:style style:name="T14" style:family="text">
      <style:text-properties officeooo:rsid="0094b875"/>
    </style:style>
    <style:style style:name="T15" style:family="text">
      <style:text-properties officeooo:rsid="00af2893"/>
    </style:style>
    <style:style style:name="T16" style:family="text">
      <style:text-properties officeooo:rsid="00b331fc"/>
    </style:style>
    <style:style style:name="T17" style:family="text">
      <style:text-properties officeooo:rsid="00b4e4d3"/>
    </style:style>
    <style:style style:name="T18" style:family="text">
      <style:text-properties officeooo:rsid="00b691d3"/>
    </style:style>
    <style:style style:name="T19" style:family="text">
      <style:text-properties officeooo:rsid="00c3e765"/>
    </style:style>
    <style:style style:name="T20" style:family="text">
      <style:text-properties officeooo:rsid="00d08e3e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fo:font-weight="bold" style:font-size-asian="10pt" style:font-weight-asian="bold" style:font-size-complex="10.5pt" style:font-weight-complex="bold"/>
    </style:style>
    <style:style style:name="T23" style:family="text">
      <style:text-properties style:font-name="Arial1" officeooo:rsid="00d08e3e"/>
    </style:style>
    <style:style style:name="T24" style:family="text">
      <style:text-properties style:font-name="Arial1" fo:font-weight="bold" officeooo:rsid="00d08e3e" style:font-weight-asian="bold" style:font-weight-complex="bold"/>
    </style:style>
    <style:style style:name="T25" style:family="text">
      <style:text-properties style:font-name="Arial1" fo:font-size="10.5pt" fo:font-weight="bold" officeooo:rsid="00d08e3e" style:font-size-asian="10.5pt" style:font-weight-asian="bold" style:font-size-complex="10.5pt" style:font-weight-complex="bold"/>
    </style:style>
    <style:style style:name="T26" style:family="text">
      <style:text-properties style:font-name="Arial1" fo:font-size="10.5pt" style:font-size-asian="9.14999961853027pt" style:font-size-complex="10.5pt"/>
    </style:style>
    <style:style style:name="T27" style:family="text">
      <style:text-properties fo:font-size="10.5pt" style:font-size-asian="9.14999961853027pt" style:font-size-complex="10.5pt"/>
    </style:style>
    <style:style style:name="T28" style:family="text"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style:text-blinking="false" fo:background-color="transparent" loext:char-shading-value="0" style:font-size-asian="9.14999961853027pt" style:font-size-complex="10.5pt"/>
    </style:style>
    <style:style style:name="T29" style:family="text"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officeooo:rsid="00caf6d3" style:text-blinking="false" fo:background-color="transparent" loext:char-shading-value="0" style:font-size-asian="9.14999961853027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9">R</text:span>equêtes SPARQL. </text:p>
      <text:p text:style-name="P4"/>
      <text:p text:style-name="Text_20_body"/>
      <text:p text:style-name="P4"><text:span text:style-name="T14">Requête 1</text:span>:</text:p>
      <text:p text:style-name="P4"/>
      <text:p text:style-name="P9"><text:span text:style-name="T10">Comparaison de la p</text:span>art des <text:span text:style-name="T12">énergies</text:span> renouvelable dans la consommation finale en 2013 <text:span text:style-name="T11">entre les 28 pays de l'UE et L'UE des 28.</text:span>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PREFIX ex: &lt;http://ex.org/a#&gt;</text:p>
            <text:p text:style-name="P15">PREFIX dbpedia: &lt;http://dbpedia.org/ontology/&gt;</text:p>
            <text:p text:style-name="P16">PREFIX rdfs: &lt;http://www.w3.org/TR/rdf-schema/&gt;</text:p>
            <text:p text:style-name="P23">SELECT ?part2013_28UE, SUM((?part2013)/28) AS ?part2013_pays_UE</text:p>
            <text:p text:style-name="P17">WHERE{</text:p>
            <text:p text:style-name="P18">?<text:span text:style-name="T5">x rdfs: comment «part des énergies renouvelables dans la consommation finale brute d'énergie ».</text:span></text:p>
            <text:p text:style-name="P13">?<text:span text:style-name="T2">x ex:value2013 ?part2013.</text:span></text:p>
            <text:p text:style-name="P12"/>
            <text:p text:style-name="P12">?<text:span text:style-name="T6">y rdfs: comment «part des énergies renouvelables dans la consommation finale brute d'énergie ».</text:span></text:p>
            <text:p text:style-name="P13">?<text:span text:style-name="T6">y dbpedia:country «EU28 ».</text:span></text:p>
            <text:p text:style-name="P13">?<text:span text:style-name="T7">y ex:value2013 ?part2013U.</text:span></text:p>
            <text:p text:style-name="P13"/>
            <text:p text:style-name="P19">MINUS<text:span text:style-name="T8">{</text:span></text:p>
            <text:p text:style-name="P14">?<text:span text:style-name="T9">x dbpedia:country «EU28».</text:span></text:p>
            <text:p text:style-name="P14">?<text:span text:style-name="T9">x dbpedia:country «NO».</text:span></text:p>
            <text:p text:style-name="P20">}</text:p>
            <text:p text:style-name="P17">}</text:p>
          </table:table-cell>
        </table:table-row>
      </table:table>
      <text:p text:style-name="Text_20_body"><text:line-break/><text:span text:style-name="T25">Résultat avec jena :</text:span></text:p>
      <text:p text:style-name="P29"><text:span text:style-name="T21">-----------------------------------------------</text:span></text:p>
      <text:p text:style-name="P33"><text:span text:style-name="T21">| part2013_pays_UE <text:s text:c="11"/>| part2013_UE28 |</text:span></text:p>
      <text:p text:style-name="P33"><text:span text:style-name="T21">===============================================</text:span></text:p>
      <text:p text:style-name="P33"><text:span text:style-name="T21">| 18.396296296296296296296296 | 15.0 <text:s text:c="9"/>|</text:span></text:p>
      <text:p text:style-name="P33"><text:span text:style-name="T21">-----------------------------------------------</text:span></text:p>
      <text:p text:style-name="Text_20_body"/>
      <text:p text:style-name="P5"><text:span text:style-name="T14">Requête 2</text:span>:</text:p>
      <text:p text:style-name="P5"/>
      <text:p text:style-name="P5"/>
      <text:p text:style-name="P10">Top 5 des meilleurs <text:span text:style-name="T15">pays</text:span> producteurs <text:span text:style-name="T13">d’énergie renouvelable dans leur électricité en 2010</text:span></text:p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6">PREFIX ex: &lt;http://ex.org/a#&gt;</text:p>
            <text:p text:style-name="P26">PREFIX dbpedia: &lt;http://dbpedia.org/ontology/&gt;</text:p>
            <text:p text:style-name="P26">PREFIX rdfs: &lt;http://www.w3.org/TR/rdf-schema/&gt;</text:p>
            <text:p text:style-name="P26"><text:soft-page-break/>SELECT ?pays ?part2010 </text:p>
            <text:p text:style-name="P26">WHERE{</text:p>
            <text:p text:style-name="P26">?x rdfs:comment "part des energies renouvelables dans l'electricité".</text:p>
            <text:p text:style-name="P26">?x ex:value2010 ?part2010 .</text:p>
            <text:p text:style-name="P26">?x <text:s/>dbpedia:country ?pays.</text:p>
            <text:p text:style-name="P26">MINUS{</text:p>
            <text:p text:style-name="P26">?x dbpedia:country "EU28".</text:p>
            <text:p text:style-name="P26">}</text:p>
            <text:p text:style-name="P26">}</text:p>
            <text:p text:style-name="P26">ORDER BY DESC(?part2010)</text:p>
            <text:p text:style-name="P26">LIMIT 5</text:p>
            <text:p text:style-name="P27"/>
            <text:p text:style-name="P21"/>
          </table:table-cell>
        </table:table-row>
      </table:table>
      <text:p text:style-name="P37"><text:line-break/><text:span text:style-name="T25">Résultat avec jena :</text:span></text:p>
      <text:p text:style-name="P33"><text:span text:style-name="T21">-------------------</text:span></text:p>
      <text:p text:style-name="P33"><text:span text:style-name="T21">| pays | part2010 |</text:span></text:p>
      <text:p text:style-name="P33"><text:span text:style-name="T21">===================</text:span></text:p>
      <text:p text:style-name="P33"><text:span text:style-name="T21">| "NO" | 97.8 <text:s text:c="4"/>|</text:span></text:p>
      <text:p text:style-name="P33"><text:span text:style-name="T21">| "AT" | 65.7 <text:s text:c="4"/>|</text:span></text:p>
      <text:p text:style-name="P33"><text:span text:style-name="T21">| "SE" | 56.0 <text:s text:c="4"/>|</text:span></text:p>
      <text:p text:style-name="P33"><text:span text:style-name="T21">| "LV" | 42.1 <text:s text:c="4"/>|</text:span></text:p>
      <text:p text:style-name="P33"><text:span text:style-name="T21">| "PT" | 40.7 <text:s text:c="4"/>|</text:span></text:p>
      <text:p text:style-name="P33"><text:span text:style-name="T21">-------------------</text:span></text:p>
      <text:p text:style-name="P33"><text:span text:style-name="T21"/></text:p>
      <text:p text:style-name="P33"><text:span text:style-name="T21"/></text:p>
      <text:p text:style-name="P5"/>
      <text:p text:style-name="P5"><text:span text:style-name="T14">Requête 3</text:span>:</text:p>
      <text:p text:style-name="P11">Pays de l'UE qui produi<text:span text:style-name="T18">sent </text:span>le moins <text:span text:style-name="T17">d'</text:span>énergie <text:span text:style-name="T16">renouvelable en 2008</text:span></text:p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5">PREFIX ex: &lt;http://ex.org/a#&gt;</text:p>
            <text:p text:style-name="P25">PREFIX dbpedia: &lt;http://dbpedia.org/ontology/&gt;</text:p>
            <text:p text:style-name="P25">PREFIX rdfs: &lt;http://www.w3.org/TR/rdf-schema/&gt;</text:p>
            <text:p text:style-name="P25">SELECT ?pays ?part2008</text:p>
            <text:p text:style-name="P25">WHERE{</text:p>
            <text:p text:style-name="P25">?x rdfs:comment "part des énergies renouvelables dans la consommation finale brute d'énergie".</text:p>
            <text:p text:style-name="P25">?x ex:value2008 ?part2008.</text:p>
            <text:p text:style-name="P25">?x dbpedia:country ?pays.</text:p>
            <text:p text:style-name="P25">MINUS{</text:p>
            <text:p text:style-name="P25">?x dbpedia:country "EU28".</text:p>
            <text:p text:style-name="P25">}</text:p>
            <text:p text:style-name="P25">}</text:p>
            <text:p text:style-name="P25">ORDER BY(?part2008)</text:p>
          </table:table-cell>
        </table:table-row>
      </table:table>
      <text:p text:style-name="P28"/>
      <text:p text:style-name="P37"><text:soft-page-break/><text:span text:style-name="T25">Résultat avec jena :</text:span></text:p>
      <text:p text:style-name="P34"><text:span text:style-name="T21">-------------------</text:span></text:p>
      <text:p text:style-name="P34"><text:span text:style-name="T21">| pays | part2008 |</text:span></text:p>
      <text:p text:style-name="P34"><text:span text:style-name="T21">===================</text:span></text:p>
      <text:p text:style-name="P34"><text:span text:style-name="T21">| "MT" | 0.2 <text:s text:c="5"/>|</text:span></text:p>
      <text:p text:style-name="P34"><text:span text:style-name="T21">| "UK" | 2.4 <text:s text:c="5"/>|</text:span></text:p>
      <text:p text:style-name="P34"><text:span text:style-name="T21">| "LU" | 2.8 <text:s text:c="5"/>|</text:span></text:p>
      <text:p text:style-name="P34"><text:span text:style-name="T21">| "NL" | 3.4 <text:s text:c="5"/>|</text:span></text:p>
      <text:p text:style-name="P34"><text:span text:style-name="T21">| "BE" | 3.8 <text:s text:c="5"/>|</text:span></text:p>
      <text:p text:style-name="P34"><text:span text:style-name="T21">| "IE" | 4.1 <text:s text:c="5"/>|</text:span></text:p>
      <text:p text:style-name="P34"><text:span text:style-name="T21">| "CY" | 5.1 <text:s text:c="5"/>|</text:span></text:p>
      <text:p text:style-name="P34"><text:span text:style-name="T21">| "HU" | 6.5 <text:s text:c="5"/>|</text:span></text:p>
      <text:p text:style-name="P34"><text:span text:style-name="T21">| "IT" | 7.3 <text:s text:c="5"/>|</text:span></text:p>
      <text:p text:style-name="P34"><text:span text:style-name="T21">| "CZ" | 7.6 <text:s text:c="5"/>|</text:span></text:p>
      <text:p text:style-name="P34"><text:span text:style-name="T21">| "PL" | 7.7 <text:s text:c="5"/>|</text:span></text:p>
      <text:p text:style-name="P34"><text:span text:style-name="T21">| "SK" | 7.7 <text:s text:c="5"/>|</text:span></text:p>
      <text:p text:style-name="P34"><text:span text:style-name="T21">| "EL" | 8.0 <text:s text:c="5"/>|</text:span></text:p>
      <text:p text:style-name="P34"><text:span text:style-name="T21">| "DE" | 8.5 <text:s text:c="5"/>|</text:span></text:p>
      <text:p text:style-name="P34"><text:span text:style-name="T21">| "BG" | 10.5 <text:s text:c="4"/>|</text:span></text:p>
      <text:p text:style-name="P34"><text:span text:style-name="T21">| "ES" | 10.8 <text:s text:c="4"/>|</text:span></text:p>
      <text:p text:style-name="P34"><text:span text:style-name="T21">| "FR" | 11.2 <text:s text:c="4"/>|</text:span></text:p>
      <text:p text:style-name="P34"><text:span text:style-name="T21">| "HR" | 12.1 <text:s text:c="4"/>|</text:span></text:p>
      <text:p text:style-name="P34"><text:span text:style-name="T21">| "SI" | 15.0 <text:s text:c="4"/>|</text:span></text:p>
      <text:p text:style-name="P34"><text:span text:style-name="T21">| "LT" | 18.0 <text:s text:c="4"/>|</text:span></text:p>
      <text:p text:style-name="P34"><text:span text:style-name="T21">| "DK" | 18.6 <text:s text:c="4"/>|</text:span></text:p>
      <text:p text:style-name="P34"><text:span text:style-name="T21">| "EE" | 18.9 <text:s text:c="4"/>|</text:span></text:p>
      <text:p text:style-name="P34"><text:span text:style-name="T21">| "RO" | 20.5 <text:s text:c="4"/>|</text:span></text:p>
      <text:p text:style-name="P34"><text:span text:style-name="T21">| "PT" | 23.0 <text:s text:c="4"/>|</text:span></text:p>
      <text:p text:style-name="P34"><text:span text:style-name="T21">| "AT" | 28.4 <text:s text:c="4"/>|</text:span></text:p>
      <text:p text:style-name="P34"><text:span text:style-name="T21">| "LV" | 29.8 <text:s text:c="4"/>|</text:span></text:p>
      <text:p text:style-name="P34"><text:span text:style-name="T21">| "FI" | 31.4 <text:s text:c="4"/>|</text:span></text:p>
      <text:p text:style-name="P34"><text:span text:style-name="T21">| "SE" | 45.2 <text:s text:c="4"/>|</text:span></text:p>
      <text:p text:style-name="P34"><text:span text:style-name="T21">| "NO" | 61.8 <text:s text:c="4"/>|</text:span></text:p>
      <text:p text:style-name="P30"><text:span text:style-name="T22">-------------------</text:span></text:p>
      <text:p text:style-name="P6"><text:span text:style-name="T14">Requête 4</text:span>:</text:p>
      <text:p text:style-name="P6"/>
      <text:p text:style-name="P7"><text:span text:style-name="T14">Requêtes</text:span> fédérée: historique du parc des i<text:span text:style-name="T1">n</text:span>stallation<text:span text:style-name="T1">s</text:span> et de production raccordée sur le réseau ERDF</text:p>
      <text:p text:style-name="P7"/>
      <text:p text:style-name="P8">Part des <text:span text:style-name="T4">énergies</text:span> renouvelables d<text:span text:style-name="T3">ans électricité </text:span>en <text:span text:style-name="T4">France</text:span> en 2013 selon les données de l'UE et selon les données de ERDF</text:p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4">PREFIX ex: &lt;http://ex.org/a#&gt;</text:p>
            <text:p text:style-name="P24">PREFIX dbpedia1: &lt;http://dbpedia.org/ontology/&gt;</text:p>
            <text:p text:style-name="P24">PREFIX rdfs: &lt;http://www.w3.org/TR/rdf-schema/&gt;</text:p>
            <text:p text:style-name="P24">PREFIX dbpedia-owl: &lt;http://fr.dbpedia.org/ontology/&gt;</text:p>
            <text:p text:style-name="P24">PREFIX dbpedia-fr: &lt;http://fr.dbpedia.org/page/&gt;</text:p>
            <text:p text:style-name="P24">PREFIX dbpedia: &lt;http://dbpedia.org/page/&gt;</text:p>
            <text:p text:style-name="P24">PREFIX semanco-eu: &lt;http://semanco-tools.eu/ontology-releases/eu/semanco/ontology/SEMANCO/SEMANCO.owl#&gt;</text:p>
            <text:p text:style-name="P24">PREFIX rdf: &lt;http://www.w3.org/1999/02/22-rdf-syntax-ns#&gt;</text:p>
            <text:p text:style-name="P24">PREFIX xsd:&lt;http://www.w3.org/2001/XMLSchema#&gt;</text:p>
            <text:p text:style-name="P24"><text:soft-page-break/></text:p>
            <text:p text:style-name="P24"/>
            <text:p text:style-name="P24">SELECT (SUM(?part2013UE)/COUNT(?part2013UE) AS ?part2013_UE) (SUM(xsd:double(?puissanceRenouvelable))*100/SUM(xsd:double(?puisanceTotal)) AS ?part2013_ERDF)</text:p>
            <text:p text:style-name="P24">WHERE{</text:p>
            <text:p text:style-name="P24">?x rdfs:comment "part des energies renouvelables dans l'electricité".</text:p>
            <text:p text:style-name="P24">?x ex:value2013 ?part2013UE.</text:p>
            <text:p text:style-name="P24">?x dbpedia:country "FR".</text:p>
            <text:p text:style-name="P24"/>
            <text:p text:style-name="P24">SERVICE &lt;https://erdf.opendatasoft.com/typeProductionAnnee/&gt;</text:p>
            <text:p text:style-name="P24">{</text:p>
            <text:p text:style-name="P24">?y0 dbpedia-owl:year dbpedia-fr:2013_en_France.</text:p>
            <text:p text:style-name="P24">?y0 dbpedia:Megawatt ?puisanceTotal.</text:p>
            <text:p text:style-name="P24"/>
            <text:p text:style-name="P24"/>
            <text:p text:style-name="P24">?y1 dbpedia-owl:year dbpedia-fr:2013_en_France.</text:p>
            <text:p text:style-name="P24">?y1 rdf:type semanco-eu:Hydro_Energy.</text:p>
            <text:p text:style-name="P24">?y1 dbpedia:Megawatt ?puissanceRenouvelable.</text:p>
            <text:p text:style-name="P24"/>
            <text:p text:style-name="P24">?y2 dbpedia-owl:year dbpedia-fr:2013_en_France.</text:p>
            <text:p text:style-name="P24">?y2 rdf:type semanco-eu:Wind_Energy.</text:p>
            <text:p text:style-name="P24">?y2 dbpedia:Megawatt?puissanceRenouvelable.</text:p>
            <text:p text:style-name="P24"/>
            <text:p text:style-name="P24">?y3 dbpedia-owl:year dbpedia-fr:2013_en_France.</text:p>
            <text:p text:style-name="P24">?y3 rdf:type semanco-eu:Solar_Energy.</text:p>
            <text:p text:style-name="P24">?y3 dbpedia:Megawatt?puissanceRenouvelable.</text:p>
            <text:p text:style-name="P24"/>
            <text:p text:style-name="P24">?y4 dbpedia-owl:year dbpedia-fr:2013_en_France.</text:p>
            <text:p text:style-name="P24">?y4 rdf:type semanco-eu:Biomass.</text:p>
            <text:p text:style-name="P24">?y4 dbpedia:Megawatt?puissanceRenouvelable.</text:p>
            <text:p text:style-name="P24"/>
            <text:p text:style-name="P24">?y5 dbpedia-owl:year dbpedia-fr:2013_en_France.</text:p>
            <text:p text:style-name="P24">?y5 rdf:type dbpedia:Biogas.</text:p>
            <text:p text:style-name="P24">?y5 dbpedia:Megawatt?puissanceRenouvelable.</text:p>
            <text:p text:style-name="P24"/>
            <text:p text:style-name="P24">}</text:p>
            <text:p text:style-name="P24">}</text:p>
          </table:table-cell>
        </table:table-row>
      </table:table>
      <text:p text:style-name="P35"/>
      <text:p text:style-name="P38">Pas<text:span text:style-name="T26"> de résultat possible avec jena car l'adresse</text:span><text:span text:style-name="T29"> </text:span><text:a xlink:type="simple" xlink:href="https://erdf.opendatasoft.com/typeProductionAnnee/" text:style-name="Internet_20_link" text:visited-style-name="Visited_20_Internet_20_Link">https://erdf.opendatasoft.com/typeProductionAnnee/</text:a><text:span text:style-name="T29"> </text:span><text:span text:style-name="T28">n'est pas repertorié.</text:span></text:p>
      <text:p text:style-name="P3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1:17:10.165625738</meta:creation-date>
    <dc:date>2015-12-07T14:44:55.758581840</dc:date>
    <meta:editing-duration>PT2H50M19S</meta:editing-duration>
    <meta:editing-cycles>176</meta:editing-cycles>
    <meta:generator>LibreOffice/5.0.3.2$Linux_X86_64 LibreOffice_project/00m0$Build-2</meta:generator>
    <meta:document-statistic meta:table-count="4" meta:image-count="0" meta:object-count="0" meta:page-count="4" meta:paragraph-count="138" meta:word-count="556" meta:character-count="4505" meta:non-whitespace-character-count="3912"/>
  </office:meta>
</office:document-meta>
</file>